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626" officeooo:paragraph-rsid="0019a62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9a626" officeooo:paragraph-rsid="0019a626" style:font-size-asian="15pt" style:font-weight-asian="bold" style:font-size-complex="15pt" style:font-weight-complex="bold"/>
    </style:style>
    <style:style style:name="T1" style:family="text">
      <style:text-properties officeooo:rsid="001b3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situation 4 </text:p>
      <text:p text:style-name="P1"/>
      <text:p text:style-name="P1">Suite aux vérifications, on constate qu’il y a un problème au niveau du DHCP concernant le client 2. En effet, le client 2 ne reçoit pas d’adresse IP du DHCP et donc n’arrive pas à se connecter à internet ou même au réseau local. On remarque rapidement avec la commande ip a qu’il n’y a pas d’adresse IP. Le client 1 quand à lui n’a pas de de problème DHCP mais je n’ai pas réussi à déterminer le problème qu’il présente. Je pense néanmoins qu’il s’agit d’un problème de <text:span text:style-name="T1">configuration au niveau des fichiers D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7:52:32.166293833</meta:creation-date>
    <dc:date>2025-01-09T18:05:23.494388018</dc:date>
    <meta:editing-duration>PT2M26S</meta:editing-duration>
    <meta:editing-cycles>1</meta:editing-cycles>
    <meta:document-statistic meta:table-count="0" meta:image-count="0" meta:object-count="0" meta:page-count="1" meta:paragraph-count="2" meta:word-count="99" meta:character-count="537" meta:non-whitespace-character-count="439"/>
    <meta:generator>LibreOffice/24.2.5.2$Linux_X86_64 LibreOffice_project/420$Build-2</meta:generator>
  </office:meta>
</office:document-meta>
</file>